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T1" style:family="text">
      <style:text-properties officeooo:rsid="00115c36"/>
    </style:style>
    <style:style style:name="T2" style:family="text">
      <style:text-properties officeooo:rsid="00128fd6"/>
    </style:style>
    <style:style style:name="T3" style:family="text">
      <style:text-properties officeooo:rsid="0012b3f4"/>
    </style:style>
    <style:style style:name="T4" style:family="text">
      <style:text-properties officeooo:rsid="001460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4">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7:27.974355444</meta:creation-date>
    <dc:date>2017-06-02T15:17:37.620521108</dc:date>
    <meta:editing-duration>PT6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" meta:character-count="9" meta:non-whitespace-character-count="8"/>
  </office:meta>
</office:document-meta>
</file>